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width="true" fo:min-height="0.75cm"/>
    </style:style>
    <style:style style:name="gr2" style:family="graphic" style:parent-style-name="standard">
      <style:graphic-properties draw:marker-end="Arrow" draw:marker-end-width="0.3cm" draw:textarea-horizontal-align="center" draw:textarea-vertical-align="top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bottom"/>
    </style:style>
    <style:style style:name="gr5" style:family="graphic" style:parent-style-name="standard">
      <style:graphic-properties draw:marker-end="Arrow" draw:marker-end-width="0.3cm" draw:textarea-horizontal-align="right" draw:textarea-vertical-align="top"/>
    </style:style>
    <style:style style:name="gr6" style:family="graphic" style:parent-style-name="standard">
      <style:graphic-properties draw:marker-end="Arrow" draw:marker-end-width="0.3cm" draw:textarea-horizontal-align="right" draw:textarea-vertical-align="middle"/>
    </style:style>
    <style:style style:name="gr7" style:family="graphic" style:parent-style-name="standard">
      <style:graphic-properties draw:marker-start="Circle" draw:marker-end="Arrow" draw:marker-end-width="0.3cm" draw:textarea-horizontal-align="center" draw:textarea-vertical-align="to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12pt" fo:font-style="italic"/>
    </style:style>
    <style:style style:name="P3" style:family="paragraph">
      <style:paragraph-properties fo:margin-left="0cm" fo:margin-right="0cm" fo:text-align="center" fo:text-indent="0cm"/>
      <style:text-properties fo:font-size="12pt" fo:font-style="italic"/>
    </style:style>
    <style:style style:name="T1" style:family="text">
      <style:text-properties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id="id1" draw:layer="layout" svg:width="1.658cm" svg:height="1cm" svg:x="3.109cm" svg:y="0.935cm">
          <draw:text-box>
            <text:p text:style-name="P1"><text:span text:style-name="T1">Model</text:span></text:p>
          </draw:text-box>
        </draw:frame>
        <draw:frame draw:style-name="gr1" draw:text-style-name="P2" draw:id="id2" draw:layer="layout" svg:width="2.415cm" svg:height="1.327cm" svg:x="2.733cm" svg:y="6.472cm">
          <draw:text-box>
            <text:p text:style-name="P1"><text:span text:style-name="T1">Abstract</text:span></text:p>
            <text:p text:style-name="P1"><text:span text:style-name="T1">test cases</text:span></text:p>
          </draw:text-box>
        </draw:frame>
        <draw:frame draw:style-name="gr1" draw:text-style-name="P2" draw:id="id3" draw:layer="layout" svg:width="2.415cm" svg:height="1.327cm" svg:x="2.733cm" svg:y="10.772cm">
          <draw:text-box>
            <text:p text:style-name="P1"><text:span text:style-name="T1">Concrete</text:span></text:p>
            <text:p text:style-name="P1"><text:span text:style-name="T1">test cases</text:span></text:p>
          </draw:text-box>
        </draw:frame>
        <draw:frame draw:style-name="gr1" draw:text-style-name="P2" draw:id="id4" draw:layer="layout" svg:width="2.225cm" svg:height="1.327cm" svg:x="10.427cm" svg:y="10.772cm">
          <draw:text-box>
            <text:p text:style-name="P1"><text:span text:style-name="T1">Concrete</text:span></text:p>
            <text:p text:style-name="P1"><text:span text:style-name="T1">outputs</text:span></text:p>
          </draw:text-box>
        </draw:frame>
        <draw:frame draw:style-name="gr1" draw:text-style-name="P2" draw:id="id5" draw:layer="layout" svg:width="2.06cm" svg:height="1.327cm" svg:x="10.51cm" svg:y="6.372cm">
          <draw:text-box>
            <text:p text:style-name="P1"><text:span text:style-name="T1">Abstract</text:span></text:p>
            <text:p text:style-name="P1"><text:span text:style-name="T1">outputs</text:span></text:p>
          </draw:text-box>
        </draw:frame>
        <draw:connector draw:style-name="gr2" draw:text-style-name="P3" draw:layer="layout" svg:x1="3.938cm" svg:y1="1.935cm" svg:x2="3.94cm" svg:y2="6.472cm" draw:start-shape="id1" draw:start-glue-point="2" draw:end-shape="id2" draw:end-glue-point="0" svg:d="m3938 1935v2269h2v2268">
          <text:p text:style-name="P1"><text:span text:style-name="T1">generation</text:span></text:p>
        </draw:connector>
        <draw:connector draw:style-name="gr3" draw:text-style-name="P3" draw:layer="layout" svg:x1="3.94cm" svg:y1="7.799cm" svg:x2="3.94cm" svg:y2="10.772cm" draw:start-shape="id2" draw:start-glue-point="2" draw:end-shape="id3" draw:end-glue-point="0" svg:d="m3940 7799v2973">
          <text:p text:style-name="P1"><text:span text:style-name="T1">test case </text:span></text:p>
          <text:p text:style-name="P1"><text:span text:style-name="T1">refinement</text:span></text:p>
        </draw:connector>
        <draw:connector draw:style-name="gr4" draw:text-style-name="P3" draw:layer="layout" svg:x1="5.148cm" svg:y1="11.435cm" svg:x2="10.427cm" svg:y2="11.435cm" draw:start-shape="id3" draw:start-glue-point="1" draw:end-shape="id4" draw:end-glue-point="3" svg:d="m5148 11435h5279">
          <text:p text:style-name="P1"><text:span text:style-name="T1">Program</text:span></text:p>
        </draw:connector>
        <draw:connector draw:style-name="gr3" draw:text-style-name="P3" draw:layer="layout" svg:x1="11.539cm" svg:y1="10.772cm" svg:x2="11.54cm" svg:y2="7.699cm" draw:start-shape="id4" draw:start-glue-point="0" draw:end-shape="id5" draw:end-glue-point="2" svg:d="m11539 10772v-1536h1v-1537">
          <text:p text:style-name="P1"><text:span text:style-name="T1">output</text:span></text:p>
          <text:p text:style-name="P1"><text:span text:style-name="T1">abstraction</text:span></text:p>
        </draw:connector>
        <draw:connector draw:style-name="gr5" draw:text-style-name="P3" draw:layer="layout" svg:x1="11.54cm" svg:y1="6.372cm" svg:x2="4.767cm" svg:y2="1.435cm" draw:start-shape="id5" draw:start-glue-point="0" draw:end-shape="id1" draw:end-glue-point="1" svg:d="m11540 6372v-4937h-6773">
          <text:p text:style-name="P1"><text:span text:style-name="T1">comprobation</text:span></text:p>
        </draw:connector>
        <draw:connector draw:style-name="gr6" draw:text-style-name="P3" draw:layer="layout" draw:line-skew="-0.733cm" svg:x1="2.733cm" svg:y1="7.135cm" svg:x2="3.109cm" svg:y2="1.435cm" draw:start-shape="id2" draw:start-glue-point="3" draw:end-shape="id1" draw:end-glue-point="3" svg:d="m2733 7135h-1233v-5700h1609">
          <text:p text:style-name="P1"><text:span text:style-name="T1">comprobation</text:span></text:p>
        </draw:connector>
        <draw:connector draw:style-name="gr7" draw:text-style-name="P3" draw:layer="layout" svg:x1="3.935cm" svg:y1="0.035cm" svg:x2="3.915cm" svg:y2="1.035cm" svg:d="m3935 35v500h-20v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ximiliano Cristiá</meta:initial-creator>
    <meta:creation-date>2006-10-27T14:41:39</meta:creation-date>
    <dc:creator>Maximiliano Cristia</dc:creator>
    <dc:date>2008-09-24T21:55:42</dc:date>
    <dc:language>es-AR</dc:language>
    <meta:editing-cycles>8</meta:editing-cycles>
    <meta:editing-duration>PT2H10M36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